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49ea" officeooo:paragraph-rsid="000249e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0249ea" officeooo:paragraph-rsid="000249e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249ea" officeooo:paragraph-rsid="000249ea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277f3" officeooo:paragraph-rsid="000277f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055934" officeooo:paragraph-rsid="00055934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249ea" officeooo:paragraph-rsid="000249ea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55934" officeooo:paragraph-rsid="00055934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249ea" officeooo:paragraph-rsid="000249e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rsid="00055934" officeooo:paragraph-rsid="00055934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normal" officeooo:rsid="00068c63" officeooo:paragraph-rsid="00068c63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style:text-underline-style="none" fo:font-weight="normal" officeooo:rsid="00068c63" officeooo:paragraph-rsid="00068c63" style:font-weight-asian="normal" style:font-weight-complex="normal"/>
    </style:style>
    <style:style style:name="T1" style:family="text">
      <style:text-properties officeooo:rsid="000436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bau der Datenpackete</text:p>
      <text:p text:style-name="P1"/>
      <text:list xml:id="list737203197533970766" text:style-name="L1">
        <text:list-item>
          <text:p text:style-name="P8">Login</text:p>
        </text:list-item>
        <text:list-item>
          <text:p text:style-name="P8">Register</text:p>
        </text:list-item>
        <text:list-item>
          <text:p text:style-name="P8">Track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6">Login</text:p>
      <text:p text:style-name="P1"/>
      <text:p text:style-name="P2">Stringaufbau:</text:p>
      <text:p text:style-name="P2"/>
      <text:p text:style-name="P4">„<text:span text:style-name="T1">Username$§$Password“</text:span></text:p>
      <text:p text:style-name="P4"/>
      <text:p text:style-name="P4"/>
      <text:p text:style-name="P7">Register</text:p>
      <text:p text:style-name="P5"/>
      <text:p text:style-name="P5">Stringaufbau</text:p>
      <text:p text:style-name="P5"/>
      <text:p text:style-name="P5">„Username$§$Password$§$Email“</text:p>
      <text:p text:style-name="P5"/>
      <text:p text:style-name="P11">Tracks</text:p>
      <text:p text:style-name="P10"/>
      <text:p text:style-name="P10">String Aufbau</text:p>
      <text:p text:style-name="P10"/>
      <text:p text:style-name="P10">„Latidute;Longitude$§$Username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22:36:47.819069571</meta:creation-date>
    <dc:date>2014-09-20T10:52:35.589417285</dc:date>
    <meta:editing-duration>PT1H10M37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4" meta:paragraph-count="13" meta:word-count="19" meta:character-count="185" meta:non-whitespace-character-count="182"/>
  </office:meta>
</office:document-meta>
</file>